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70.5pt"/>
    </style:style>
    <style:style style:name="co4" style:family="table-column">
      <style:table-column-properties fo:break-before="auto" style:column-width="21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94.51pt"/>
    </style:style>
    <style:style style:name="co8" style:family="table-column">
      <style:table-column-properties fo:break-before="auto" style:column-width="81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_node_1_2_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996" table:default-cell-style-name="Default"/>
        <table:table-row table:style-name="ro1">
          <table:table-cell table:number-columns-repeated="2"/>
          <table:table-cell table:formula="of:=AVERAGE([.C2:.C201])/100" office:value-type="float" office:value="1.5495" calcext:value-type="float">
            <text:p>1.5495</text:p>
          </table:table-cell>
          <table:table-cell table:number-columns-repeated="3"/>
          <table:table-cell table:formula="of:=AVERAGE([.G2:.G201])/100" office:value-type="float" office:value="1.52705" calcext:value-type="float">
            <text:p>1.52705</text:p>
          </table:table-cell>
          <table:table-cell table:number-columns-repeated="3"/>
          <table:table-cell table:formula="of:=AVERAGE([.K2:.K201])/100" office:value-type="float" office:value="1.55145" calcext:value-type="float">
            <text:p>1.55145</text:p>
          </table:table-cell>
          <table:table-cell table:number-columns-repeated="3"/>
          <table:table-cell table:formula="of:=AVERAGE([.O2:.O201])/100" office:value-type="float" office:value="1.582" calcext:value-type="float">
            <text:p>1.582</text:p>
          </table:table-cell>
          <table:table-cell table:number-columns-repeated="3"/>
          <table:table-cell table:formula="of:=AVERAGE([.S2:.S201])/100" office:value-type="float" office:value="1.52395" calcext:value-type="float">
            <text:p>1.52395</text:p>
          </table:table-cell>
          <table:table-cell table:number-columns-repeated="3"/>
          <table:table-cell table:formula="of:=AVERAGE([.W2:.W201])/100" office:value-type="float" office:value="1.58355" calcext:value-type="float">
            <text:p>1.58355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Distancia Rea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rror relativo</text:p>
          </table:table-cell>
          <table:table-cell office:value-type="string" calcext:value-type="string">
            <text:p>max valor</text:p>
          </table:table-cell>
          <table:table-cell office:value-type="string" calcext:value-type="string">
            <text:p>min valor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formula="of:=[.K1]" office:value-type="float" office:value="1.55145" calcext:value-type="float">
            <text:p>1.55145</text:p>
          </table:table-cell>
          <table:table-cell table:style-name="ce1" table:formula="of:=([.AA4]-[.$AA$3])/[.$AA$3]" office:value-type="percentage" office:value="0.0343" calcext:value-type="percentage">
            <text:p>3.43%</text:p>
          </table:table-cell>
          <table:table-cell table:formula="of:=MAX([.K2:.K201])" office:value-type="float" office:value="164" calcext:value-type="float">
            <text:p>164</text:p>
          </table:table-cell>
          <table:table-cell table:formula="of:=MIN([.K2:.K201])" office:value-type="float" office:value="146" calcext:value-type="float">
            <text:p>146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formula="of:=[.S1]" office:value-type="float" office:value="1.52395" calcext:value-type="float">
            <text:p>1.52395</text:p>
          </table:table-cell>
          <table:table-cell table:style-name="ce1" table:formula="of:=([.AA5]-[.$AA$3])/[.$AA$3]" office:value-type="percentage" office:value="0.0159666666666668" calcext:value-type="percentage">
            <text:p>1.60%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formula="of:=[.C1]" office:value-type="float" office:value="1.5495" calcext:value-type="float">
            <text:p>1.5495</text:p>
          </table:table-cell>
          <table:table-cell table:style-name="ce1" table:formula="of:=([.AA6]-[.$AA$3])/[.$AA$3]" office:value-type="percentage" office:value="0.0329999999999999" calcext:value-type="percentage">
            <text:p>3.30%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formula="of:=[.W1]" office:value-type="float" office:value="1.58355" calcext:value-type="float">
            <text:p>1.58355</text:p>
          </table:table-cell>
          <table:table-cell table:style-name="ce1" table:formula="of:=([.AA7]-[.$AA$3])/[.$AA$3]" office:value-type="percentage" office:value="0.0556999999999999" calcext:value-type="percentage">
            <text:p>5.57%</text:p>
          </table:table-cell>
          <table:table-cell table:number-columns-repeated="99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formula="of:=[.G1]" office:value-type="float" office:value="1.52705" calcext:value-type="float">
            <text:p>1.52705</text:p>
          </table:table-cell>
          <table:table-cell table:style-name="ce1" table:formula="of:=([.AA8]-[.$AA$3])/[.$AA$3]" office:value-type="percentage" office:value="0.0180333333333333" calcext:value-type="percentage">
            <text:p>1.80%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3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32</text:p>
          </table:table-cell>
          <table:table-cell table:formula="of:=[.O1]" office:value-type="float" office:value="1.582" calcext:value-type="float">
            <text:p>1.582</text:p>
          </table:table-cell>
          <table:table-cell table:style-name="ce1" table:formula="of:=([.AA9]-[.$AA$3])/[.$AA$3]" office:value-type="percentage" office:value="0.0546666666666666" calcext:value-type="percentage">
            <text:p>5.47%</text:p>
          </table:table-cell>
          <table:table-cell table:number-columns-repeated="99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3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d2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3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1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3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1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1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3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2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 table:number-rows-repeated="1000">
          <table:table-cell table:number-columns-repeated="1024"/>
        </table:table-row>
        <table:table-row table:style-name="ro1" table:number-rows-repeated="1047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_node_1_3_5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996" table:default-cell-style-name="Default"/>
        <table:table-row table:style-name="ro2">
          <table:table-cell table:number-columns-repeated="2"/>
          <table:table-cell table:formula="of:=AVERAGE([.C2:.C201])/100" office:value-type="float" office:value="1.5495" calcext:value-type="float">
            <text:p>1.5495</text:p>
          </table:table-cell>
          <table:table-cell table:number-columns-repeated="3"/>
          <table:table-cell table:formula="of:=AVERAGE([.G2:.G201])/100" office:value-type="float" office:value="1.52705" calcext:value-type="float">
            <text:p>1.52705</text:p>
          </table:table-cell>
          <table:table-cell table:number-columns-repeated="3"/>
          <table:table-cell table:formula="of:=AVERAGE([.K2:.K201])/100" office:value-type="float" office:value="1.55145" calcext:value-type="float">
            <text:p>1.55145</text:p>
          </table:table-cell>
          <table:table-cell table:number-columns-repeated="3"/>
          <table:table-cell table:formula="of:=AVERAGE([.O2:.O201])/100" office:value-type="float" office:value="1.582" calcext:value-type="float">
            <text:p>1.582</text:p>
          </table:table-cell>
          <table:table-cell table:number-columns-repeated="3"/>
          <table:table-cell table:formula="of:=AVERAGE([.S2:.S201])/100" office:value-type="float" office:value="1.52395" calcext:value-type="float">
            <text:p>1.52395</text:p>
          </table:table-cell>
          <table:table-cell table:number-columns-repeated="3"/>
          <table:table-cell table:formula="of:=AVERAGE([.W2:.W201])/100" office:value-type="float" office:value="1.58355" calcext:value-type="float">
            <text:p>1.58355</text:p>
          </table:table-cell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Distancia Rea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rror relativo</text:p>
          </table:table-cell>
          <table:table-cell office:value-type="string" calcext:value-type="string">
            <text:p>max valor</text:p>
          </table:table-cell>
          <table:table-cell office:value-type="string" calcext:value-type="string">
            <text:p>min valor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formula="of:=[.K1]" office:value-type="float" office:value="1.55145" calcext:value-type="float">
            <text:p>1.55145</text:p>
          </table:table-cell>
          <table:table-cell table:style-name="ce1" table:formula="of:=([.AA4]-[.$AA$3])/[.$AA$3]" office:value-type="percentage" office:value="0.0343" calcext:value-type="percentage">
            <text:p>3.43%</text:p>
          </table:table-cell>
          <table:table-cell table:formula="of:=MAX([.K2:.K201])" office:value-type="float" office:value="164" calcext:value-type="float">
            <text:p>164</text:p>
          </table:table-cell>
          <table:table-cell table:formula="of:=MIN([.K2:.K201])" office:value-type="float" office:value="146" calcext:value-type="float">
            <text:p>146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formula="of:=[.S1]" office:value-type="float" office:value="1.52395" calcext:value-type="float">
            <text:p>1.52395</text:p>
          </table:table-cell>
          <table:table-cell table:style-name="ce1" table:formula="of:=([.AA5]-[.$AA$3])/[.$AA$3]" office:value-type="percentage" office:value="0.0159666666666668" calcext:value-type="percentage">
            <text:p>1.60%</text:p>
          </table:table-cell>
          <table:table-cell table:number-columns-repeated="99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formula="of:=[.C1]" office:value-type="float" office:value="1.5495" calcext:value-type="float">
            <text:p>1.5495</text:p>
          </table:table-cell>
          <table:table-cell table:style-name="ce1" table:formula="of:=([.AA6]-[.$AA$3])/[.$AA$3]" office:value-type="percentage" office:value="0.0329999999999999" calcext:value-type="percentage">
            <text:p>3.30%</text:p>
          </table:table-cell>
          <table:table-cell table:number-columns-repeated="99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formula="of:=[.W1]" office:value-type="float" office:value="1.58355" calcext:value-type="float">
            <text:p>1.58355</text:p>
          </table:table-cell>
          <table:table-cell table:style-name="ce1" table:formula="of:=([.AA7]-[.$AA$3])/[.$AA$3]" office:value-type="percentage" office:value="0.0556999999999999" calcext:value-type="percentage">
            <text:p>5.57%</text:p>
          </table:table-cell>
          <table:table-cell table:number-columns-repeated="99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formula="of:=[.G1]" office:value-type="float" office:value="1.52705" calcext:value-type="float">
            <text:p>1.52705</text:p>
          </table:table-cell>
          <table:table-cell table:style-name="ce1" table:formula="of:=([.AA8]-[.$AA$3])/[.$AA$3]" office:value-type="percentage" office:value="0.0180333333333333" calcext:value-type="percentage">
            <text:p>1.80%</text:p>
          </table:table-cell>
          <table:table-cell table:number-columns-repeated="99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3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d32</text:p>
          </table:table-cell>
          <table:table-cell table:formula="of:=[.O1]" office:value-type="float" office:value="1.582" calcext:value-type="float">
            <text:p>1.582</text:p>
          </table:table-cell>
          <table:table-cell table:style-name="ce1" table:formula="of:=([.AA9]-[.$AA$3])/[.$AA$3]" office:value-type="percentage" office:value="0.0546666666666666" calcext:value-type="percentage">
            <text:p>5.47%</text:p>
          </table:table-cell>
          <table:table-cell table:number-columns-repeated="99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3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d2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3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1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3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13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1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3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d2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1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3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d2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1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3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d23</text:p>
          </table:table-cell>
          <table:table-cell office:value-type="float" office:value="153" calcext:value-type="float">
            <text:p>153</text:p>
          </table:table-cell>
          <table:table-cell table:number-columns-repeated="100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3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d23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d2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32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23</text:p>
          </table:table-cell>
          <table:table-cell office:value-type="float" office:value="164" calcext:value-type="float">
            <text:p>164</text:p>
          </table:table-cell>
          <table:table-cell table:number-columns-repeated="100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1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3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1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3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d2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1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1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d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3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d23</text:p>
          </table:table-cell>
          <table:table-cell office:value-type="float" office:value="158" calcext:value-type="float">
            <text:p>158</text:p>
          </table:table-cell>
          <table:table-cell table:number-columns-repeated="100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d2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d2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3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1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3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d23</text:p>
          </table:table-cell>
          <table:table-cell office:value-type="float" office:value="159" calcext:value-type="float">
            <text:p>159</text:p>
          </table:table-cell>
          <table:table-cell table:number-columns-repeated="100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d2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3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1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3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d23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7:47:03.081688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7-11-02T07:12:22</meta:creation-date>
    <dc:date>2017-11-02T20:13:44.398224234</dc:date>
    <meta:generator>LibreOffice/5.1.4.2$Linux_X86_64 LibreOffice_project/10m0$Build-2</meta:generator>
    <meta:editing-duration>PT4H36M10S</meta:editing-duration>
    <meta:editing-cycles>3</meta:editing-cycles>
    <meta:document-statistic meta:table-count="2" meta:cell-count="72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